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draw:fill="none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cm" draw:fill="none" draw:textarea-vertical-align="middle"/>
    </style:style>
    <style:style style:name="gr6" style:family="graphic" style:parent-style-name="measure" style:list-style-name="L1">
      <style:graphic-properties draw:stroke="dash" draw:stroke-dash="Ultrafine_20_Dashed" draw:textarea-vertical-align="middle" draw:line-distance="6.1cm" draw:placing="below"/>
    </style:style>
    <style:style style:name="gr7" style:family="graphic" style:parent-style-name="measure" style:list-style-name="L1">
      <style:graphic-properties draw:stroke="dash" draw:stroke-dash="Ultrafine_20_Dashed" draw:textarea-vertical-align="middle" draw:line-distance="26.8cm"/>
    </style:style>
    <style:style style:name="gr8" style:family="graphic" style:parent-style-name="measure" style:list-style-name="L1">
      <style:graphic-properties draw:stroke="dash" draw:stroke-dash="Ultrafine_20_Dashed" draw:textarea-vertical-align="middle" draw:line-distance="2.9cm"/>
    </style:style>
    <style:style style:name="gr9" style:family="graphic" style:parent-style-name="measure" style:list-style-name="L1">
      <style:graphic-properties draw:stroke="dash" draw:stroke-dash="Ultrafine_20_Dashed" draw:textarea-vertical-align="middle" draw:line-distance="29cm"/>
    </style:style>
    <style:style style:name="gr10" style:family="graphic" style:parent-style-name="standard">
      <style:graphic-properties svg:stroke-width="0cm" draw:fill="solid" draw:fill-color="#808080" draw:textarea-horizontal-align="justify" draw:textarea-vertical-align="middle" draw:auto-grow-height="false"/>
    </style:style>
    <style:style style:name="gr11" style:family="graphic" style:parent-style-name="measure" style:list-style-name="L1">
      <style:graphic-properties draw:stroke="dash" draw:stroke-dash="Ultrafine_20_Dashed" draw:textarea-vertical-align="middle" draw:line-distance="14.4cm" draw:end-guide="0.5cm"/>
    </style:style>
    <style:style style:name="gr12" style:family="graphic" style:parent-style-name="measure" style:list-style-name="L1">
      <style:graphic-properties draw:stroke="dash" draw:stroke-dash="Ultrafine_20_Dashed" draw:textarea-vertical-align="middle" draw:line-distance="2.901cm" draw:placing="below"/>
    </style:style>
    <style:style style:name="gr13" style:family="graphic" style:parent-style-name="measure" style:list-style-name="L1">
      <style:graphic-properties draw:stroke="dash" draw:stroke-dash="Ultrafine_20_Dashed" draw:textarea-vertical-align="middle" draw:line-distance="14.9cm" draw:placing="below"/>
    </style:style>
    <style:style style:name="gr14" style:family="graphic" style:parent-style-name="standard">
      <style:graphic-properties svg:stroke-width="0cm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width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7.9cm" svg:y1="10.699cm" svg:x2="27.9cm" svg:y2="46.599cm">
          <text:p/>
        </draw:line>
        <draw:g>
          <draw:polygon draw:style-name="gr2" draw:text-style-name="P1" draw:layer="layout" svg:width="0.099cm" svg:height="4.999cm" svg:x="2.9cm" svg:y="23.399cm" svg:viewBox="0 0 100 5000" draw:points="0,5000 100,0">
            <text:p/>
          </draw:polygon>
          <draw:polygon draw:style-name="gr2" draw:text-style-name="P1" draw:layer="layout" svg:width="10.598cm" svg:height="0cm" svg:x="22.6cm" svg:y="41.731cm" svg:viewBox="0 0 10599 0" draw:points="10599,0 0,0">
            <text:p/>
          </draw:polygon>
          <draw:polygon draw:style-name="gr2" draw:text-style-name="P1" draw:layer="layout" svg:width="24.699cm" svg:height="1.999cm" svg:x="3.1cm" svg:y="21.399cm" svg:viewBox="0 0 24700 2000" draw:points="0,2000 24700,0">
            <text:p/>
          </draw:polygon>
          <draw:polygon draw:style-name="gr2" draw:text-style-name="P1" draw:layer="layout" svg:width="24.899cm" svg:height="1.999cm" svg:x="27.9cm" svg:y="21.399cm" svg:viewBox="0 0 24900 2000" draw:points="24900,2000 0,0">
            <text:p/>
          </draw:polygon>
          <draw:line draw:style-name="gr3" draw:text-style-name="P1" draw:layer="layout" svg:x1="25.653cm" svg:y1="18.716cm" svg:x2="30.053cm" svg:y2="18.716cm">
            <text:p/>
          </draw:line>
          <draw:line draw:style-name="gr4" draw:text-style-name="P1" draw:layer="layout" svg:x1="27.2cm" svg:y1="37.399cm" svg:x2="26.3cm" svg:y2="28.399cm">
            <text:p/>
          </draw:line>
          <draw:line draw:style-name="gr5" draw:text-style-name="P1" draw:layer="layout" svg:x1="2.9cm" svg:y1="28.399cm" svg:x2="52.8cm" svg:y2="28.399cm">
            <text:p/>
          </draw:line>
          <draw:measure draw:style-name="gr6" draw:text-style-name="P2" draw:layer="measurelines" svg:x1="27.9cm" svg:y1="28.299cm" svg:x2="52.9cm" svg:y2="28.299cm">
            <text:p text:style-name="P2"><text:span text:style-name="T1"><text:measure text:kind="gap"/></text:span><text:span text:style-name="T1"><text:measure text:kind="value">25</text:measure></text:span><text:span text:style-name="T1"><text:measure text:kind="unit">cm</text:measure></text:span><text:span text:style-name="T1"><text:measure text:kind="gap"/></text:span></text:p>
          </draw:measure>
          <draw:measure draw:style-name="gr7" draw:text-style-name="P3" draw:layer="measurelines" svg:x1="27.8cm" svg:y1="21.399cm" svg:x2="27.8cm" svg:y2="28.399cm">
            <text:p text:style-name="P3"><text:span text:style-name="T1"><text:measure text:kind="gap"/></text:span><text:span text:style-name="T1"><text:measure text:kind="value">7</text:measure></text:span><text:span text:style-name="T1"><text:measure text:kind="unit">cm</text:measure></text:span><text:span text:style-name="T1"><text:measure text:kind="gap"/></text:span></text:p>
          </draw:measure>
          <draw:measure draw:style-name="gr8" draw:text-style-name="P3" draw:layer="measurelines" svg:x1="52.9cm" svg:y1="23.399cm" svg:x2="52.9cm" svg:y2="28.399cm">
            <text:p text:style-name="P3"><text:span text:style-name="T1"><text:measure text:kind="gap"/></text:span><text:span text:style-name="T1"><text:measure text:kind="value">5</text:measure></text:span><text:span text:style-name="T1"><text:measure text:kind="unit">cm</text:measure></text:span><text:span text:style-name="T1"><text:measure text:kind="gap"/></text:span></text:p>
          </draw:measure>
          <draw:line draw:style-name="gr5" draw:text-style-name="P1" draw:layer="layout" svg:x1="52.9cm" svg:y1="28.399cm" svg:x2="52.9cm" svg:y2="23.399cm">
            <text:p/>
          </draw:line>
          <draw:measure draw:style-name="gr9" draw:text-style-name="P3" draw:layer="measurelines" svg:x1="27.8cm" svg:y1="16.299cm" svg:x2="27.9cm" svg:y2="41.799cm">
            <text:p text:style-name="P3"><text:span text:style-name="T1"><text:measure text:kind="gap"/></text:span><text:span text:style-name="T1"><text:measure text:kind="value">25,5</text:measure></text:span><text:span text:style-name="T1"><text:measure text:kind="unit">cm</text:measure></text:span><text:span text:style-name="T1"><text:measure text:kind="gap"/></text:span></text:p>
          </draw:measure>
          <draw:path draw:style-name="gr5" draw:text-style-name="P1" draw:layer="layout" svg:width="3.998cm" svg:height="3.813cm" draw:transform="rotate (-2.6778586713349) translate (29.30596073769cm 19.7101848557254cm)" svg:viewBox="0 0 3999 3814" svg:d="m0 3814c2557 0 3999-3814 3999-3814">
            <text:p/>
          </draw:path>
          <draw:path draw:style-name="gr5" draw:text-style-name="P1" draw:layer="layout" svg:width="4.013cm" svg:height="3.869cm" draw:transform="skewX (-0.0158824961931484) rotate (2.66965562385053) translate (30.0709908900315cm 21.599cm)" svg:viewBox="0 0 4014 3870" svg:d="m4014 3870c-2566 1-4014-3870-4014-3870">
            <text:p/>
          </draw:path>
          <draw:line draw:style-name="gr5" draw:text-style-name="P1" draw:layer="layout" svg:x1="27.6cm" svg:y1="16.299cm" svg:x2="28.2cm" svg:y2="16.299cm">
            <text:p/>
          </draw:line>
          <draw:g>
            <draw:custom-shape draw:style-name="gr10" draw:text-style-name="P1" draw:layer="layout" svg:width="1cm" svg:height="0.455cm" svg:x="27.4cm" svg:y="16.9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0.454cm" svg:height="0.636cm" svg:x="27.673cm" svg:y="17.3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measure draw:style-name="gr11" draw:text-style-name="P3" draw:layer="measurelines" svg:x1="29.2cm" svg:y1="28.399cm" svg:x2="29.2cm" svg:y2="37.399cm">
            <text:p text:style-name="P3"><text:span text:style-name="T1"><text:measure text:kind="gap"/></text:span><text:span text:style-name="T1"><text:measure text:kind="value">9</text:measure></text:span><text:span text:style-name="T1"><text:measure text:kind="unit">cm</text:measure></text:span><text:span text:style-name="T1"><text:measure text:kind="gap"/></text:span></text:p>
          </draw:measure>
          <draw:line draw:style-name="gr4" draw:text-style-name="P1" draw:layer="layout" svg:x1="28.6cm" svg:y1="37.399cm" svg:x2="29.371cm" svg:y2="28.399cm">
            <text:p/>
          </draw:line>
          <draw:measure draw:style-name="gr12" draw:text-style-name="P3" draw:layer="layout" svg:x1="27.899cm" svg:y1="41.798cm" svg:x2="33.199cm" svg:y2="41.798cm">
            <text:p text:style-name="P3"><text:measure text:kind="gap"/><text:measure text:kind="value">5,3</text:measure><text:measure text:kind="unit">cm</text:measure><text:measure text:kind="gap"/></text:p>
          </draw:measure>
          <draw:line draw:style-name="gr5" draw:text-style-name="P1" draw:layer="layout" svg:x1="32.5cm" svg:y1="39.499cm" svg:x2="28.6cm" svg:y2="37.399cm">
            <text:p/>
          </draw:line>
          <draw:path draw:style-name="gr5" draw:text-style-name="P1" draw:layer="layout" svg:width="2.606cm" svg:height="1.306cm" draw:transform="skewX (0.516093859814723) rotate (-0.697608102022134) translate (32.5cm 39.499cm)" svg:viewBox="0 0 2607 1307" svg:d="m0 0c1027 1 2607 1307 2607 1307">
            <text:p/>
          </draw:path>
          <draw:line draw:style-name="gr5" draw:text-style-name="P1" draw:layer="layout" svg:x1="23.223cm" svg:y1="39.498cm" svg:x2="27.2cm" svg:y2="37.398cm">
            <text:p/>
          </draw:line>
          <draw:path draw:style-name="gr5" draw:text-style-name="P1" draw:layer="layout" svg:width="2.637cm" svg:height="1.318cm" draw:transform="skewX (-0.53232542185827) rotate (0.687659725285766) translate (21.1849646486174cm 41.1721060872368cm)" svg:viewBox="0 0 2638 1319" svg:d="m2638 0c-1039 1-2638 1319-2638 1319">
            <text:p/>
          </draw:path>
          <draw:measure draw:style-name="gr13" draw:text-style-name="P3" draw:layer="measurelines" svg:x1="28.7cm" svg:y1="41.699cm" svg:x2="28.7cm" svg:y2="37.499cm">
            <text:p text:style-name="P3"><text:span text:style-name="T2"><text:measure text:kind="gap"/></text:span><text:span text:style-name="T2"><text:measure text:kind="value">4,2</text:measure></text:span><text:span text:style-name="T2"><text:measure text:kind="unit">cm</text:measure></text:span><text:span text:style-name="T2"><text:measure text:kind="gap"/></text:span></text:p>
          </draw:measure>
          <draw:custom-shape draw:style-name="gr14" draw:text-style-name="P4" draw:layer="layout" svg:width="9.1cm" svg:height="2.447cm" svg:x="4.4cm" svg:y="14.399cm">
            <text:p text:style-name="P1"><text:span text:style-name="T3">Vis de contre-poids</text:span></text:p>
            <draw:enhanced-geometry svg:viewBox="0 0 21600 21600" draw:mirror-horizontal="true" draw:mirror-vertical="false" draw:type="line-callout-3" draw:modifiers="-32994.528073838 23576.4705882353 -586.221294363257 4897.0588235294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1" draw:layer="layout" svg:width="9.1cm" svg:height="2.4cm" svg:x="4.4cm" svg:y="18.899cm">
            <text:p text:style-name="P1"><text:span text:style-name="T3">Ailes</text:span></text:p>
            <draw:enhanced-geometry svg:viewBox="0 0 21600 21600" draw:mirror-horizontal="true" draw:mirror-vertical="false" draw:type="line-callout-3" draw:modifiers="-13525.8103505109 49470.3873386089 -586.221294363257 4974.9271137026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4" draw:layer="layout" svg:width="9.1cm" svg:height="2.999cm" svg:x="4.4cm" svg:y="33.699cm">
            <text:p text:style-name="P4"><text:span text:style-name="T3">Stabilisateurs</text:span></text:p>
            <draw:enhanced-geometry svg:viewBox="0 0 21600 21600" draw:mirror-horizontal="true" draw:mirror-vertical="false" draw:type="line-callout-3" draw:modifiers="-26807.1640479068 47520 -571.981100977914 399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4" draw:layer="layout" svg:width="9.149cm" svg:height="2.999cm" svg:x="4.35cm" svg:y="29.399cm">
            <text:p text:style-name="P1"><text:span text:style-name="T3">Corps</text:span></text:p>
            <draw:enhanced-geometry svg:viewBox="0 0 21600 21600" draw:mirror-horizontal="true" draw:mirror-vertical="false" draw:type="line-callout-3" draw:modifiers="-34701.6393442623 5047.2 -587.803278688525 3996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5" draw:text-style-name="P5" draw:layer="layout" svg:width="31.6cm" svg:height="4cm" svg:x="12.1cm" svg:y="2.099cm">
            <text:p text:style-name="P5"><text:span text:style-name="T4">Schéma de l'avio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3T15:57:49</meta:creation-date>
    <dc:date>2013-04-13T17:16:03</dc:date>
    <meta:editing-duration>PT1H2M13S</meta:editing-duration>
    <meta:editing-cycles>10</meta:editing-cycles>
    <meta:generator>LibreOffice/3.5$Linux_x86 LibreOffice_project/350m1$Build-2</meta:generator>
    <meta:document-statistic meta:object-count="33"/>
  </office:meta>
</office:document-meta>
</file>